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a4fc" officeooo:paragraph-rsid="000ba4fc"/>
    </style:style>
    <style:style style:name="P2" style:family="paragraph" style:parent-style-name="Standard">
      <style:text-properties officeooo:rsid="000ba4fc" officeooo:paragraph-rsid="000d2ec2"/>
    </style:style>
    <style:style style:name="P3" style:family="paragraph" style:parent-style-name="Standard">
      <style:text-properties officeooo:rsid="000ba4fc" officeooo:paragraph-rsid="000dcc6d"/>
    </style:style>
    <style:style style:name="P4" style:family="paragraph" style:parent-style-name="Standard">
      <style:text-properties fo:font-weight="bold" officeooo:rsid="000ba4fc" officeooo:paragraph-rsid="000ba4fc" style:font-weight-asian="bold" style:font-weight-complex="bold"/>
    </style:style>
    <style:style style:name="P5" style:family="paragraph" style:parent-style-name="Standard">
      <style:text-properties fo:font-weight="bold" officeooo:rsid="000d2ec2" officeooo:paragraph-rsid="000d2ec2" style:font-weight-asian="bold" style:font-weight-complex="bold"/>
    </style:style>
    <style:style style:name="P6" style:family="paragraph" style:parent-style-name="Standard">
      <style:text-properties fo:font-weight="normal" officeooo:rsid="000ba4fc" officeooo:paragraph-rsid="000d2ec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at ik heb:</text:p>
      <text:p text:style-name="P1">Home – medium gestyled</text:p>
      <text:p text:style-name="P1">Home ingelogd – medium gestyled</text:p>
      <text:p text:style-name="P1"/>
      <text:p text:style-name="P5">Bezig met:</text:p>
      <text:p text:style-name="P6">Ticket pagina</text:p>
      <text:p text:style-name="P2">Singel Workshop pagina</text:p>
      <text:p text:style-name="P3">Recepten pagina + Zoeken + Filter </text:p>
      <text:p text:style-name="P3">Singel Recept pagina</text:p>
      <text:p text:style-name="P3">Workshops pagina + filter</text:p>
      <text:p text:style-name="P3">Profiel Pagina (met overzicht tickets)</text:p>
      <text:p text:style-name="P1"/>
      <text:p text:style-name="P1"><text:span text:style-name="T1">Wat ik nog moet:</text:span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4T21:02:50.583000000</meta:creation-date>
    <dc:date>2020-01-16T00:44:44.537000000</dc:date>
    <meta:editing-duration>PT11H28M49S</meta:editing-duration>
    <meta:editing-cycles>1</meta:editing-cycles>
    <meta:document-statistic meta:table-count="0" meta:image-count="0" meta:object-count="0" meta:page-count="1" meta:paragraph-count="11" meta:word-count="39" meta:character-count="242" meta:non-whitespace-character-count="211"/>
    <meta:generator>LibreOffice/6.3.3.2$Windows_X86_64 LibreOffice_project/a64200df03143b798afd1ec74a12ab50359878ed</meta:generator>
  </office:meta>
</office:document-meta>
</file>